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暎ラテミン" svg:font-family="源暎ラテミン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2.646cm" fo:min-width="8.396cm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fo:min-height="2.067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style:font-name="源暎ラテミン" style:font-name-asian="源暎ラテミン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style:font-name="源暎ラテミン" style:font-name-asian="源暎ラテミン"/>
    </style:style>
    <style:style style:name="P5" style:family="paragraph">
      <loext:graphic-properties draw:fill="none" draw:fill-color="#ffffff"/>
      <style:text-properties style:font-name="源暎ラテミン" style:font-name-asian="源暎ラテミン"/>
    </style:style>
    <style:style style:name="T1" style:family="text">
      <style:text-properties style:font-name="源暎ラテミン" style:font-name-asian="源暎ラテミン"/>
    </style:style>
    <style:style style:name="T2" style:family="text">
      <style:text-properties style:font-name="源暎ラテミン" fo:font-size="22pt" style:font-name-asian="源暎ラテミン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9cm" svg:height="3cm" svg:x="7cm" svg:y="3cm">
          <text:p text:style-name="P1"><text:span text:style-name="T1">ヘッダ</text:span></text:p>
          <text:p text:style-name="P1"><text:span text:style-name="T1"><text:s/></text:span><text:span text:style-name="T1">- ALA</text:span><text:span text:style-name="T1">のフォーマット情報</text:span></text:p>
          <text:p text:style-name="P1"><text:span text:style-name="T1"><text:s/></text:span><text:span text:style-name="T1">- wav</text:span><text:span text:style-name="T1">のフォーマット情報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9cm" svg:height="3cm" svg:x="7cm" svg:y="6cm">
          <text:p text:style-name="P1"><text:span text:style-name="T1">ブロック</text:span></text:p>
          <text:p text:style-name="P1"><text:span text:style-name="T1"><text:s/></text:span><text:span text:style-name="T1">- PARCOR</text:span><text:span text:style-name="T1">係数</text:span></text:p>
          <text:p text:style-name="P1"><text:span text:style-name="T1"><text:s/></text:span><text:span text:style-name="T1">- </text:span><text:span text:style-name="T1">エンコード済み残差信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9cm" svg:height="3cm" svg:x="7cm" svg:y="9cm">
          <text:p text:style-name="P1"><text:span text:style-name="T1">ブロック</text:span></text:p>
          <text:p text:style-name="P1"><text:span text:style-name="T1"><text:s/></text:span><text:span text:style-name="T1">- PARCOR</text:span><text:span text:style-name="T1">係数</text:span></text:p>
          <text:p text:style-name="P1"><text:span text:style-name="T1"><text:s/></text:span><text:span text:style-name="T1">- </text:span><text:span text:style-name="T1">エンコード済み残差信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9cm" svg:height="3cm" svg:x="7cm" svg:y="12cm">
          <text:p text:style-name="P1"><text:span text:style-name="T1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9cm" svg:height="3cm" svg:x="7cm" svg:y="15cm">
          <text:p text:style-name="P1"><text:span text:style-name="T1">ブロック（残りサンプル分）</text:span></text:p>
          <text:p text:style-name="P1"><text:span text:style-name="T1"><text:s/></text:span><text:span text:style-name="T1">- PARCOR</text:span><text:span text:style-name="T1">係数</text:span></text:p>
          <text:p text:style-name="P1"><text:span text:style-name="T1"><text:s/></text:span><text:span text:style-name="T1">- </text:span><text:span text:style-name="T1">エンコード済み残差信号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6cm" svg:y1="6cm" svg:x2="6cm" svg:y2="17cm">
          <text:p/>
        </draw:line>
        <draw:frame draw:style-name="gr3" draw:text-style-name="P5" draw:layer="layout" svg:width="3.6cm" svg:height="2.317cm" svg:x="2.338cm" svg:y="10.112cm">
          <draw:text-box>
            <text:p text:style-name="P4"><text:span text:style-name="T2">時系列順に並ぶ</text:span></text:p>
          </draw:text-box>
        </draw:frame>
        <draw:frame draw:style-name="gr4" draw:text-style-name="P5" draw:layer="layout" svg:width="5.3cm" svg:height="1.284cm" svg:x="1.7cm" svg:y="17.4cm">
          <draw:text-box>
            <text:p text:style-name="P4"><text:span text:style-name="T2">ファイル末尾</text:span></text:p>
          </draw:text-box>
        </draw:frame>
        <draw:frame draw:style-name="gr4" draw:text-style-name="P5" draw:layer="layout" svg:width="5.3cm" svg:height="1.284cm" svg:x="1.7cm" svg:y="2.4cm">
          <draw:text-box>
            <text:p text:style-name="P4"><text:span text:style-name="T2">ファイル先頭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暎ラテミン" svg:font-family="源暎ラテミン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4T21:42:42.298896347</meta:creation-date>
    <dc:date>2019-09-04T22:08:01.853176203</dc:date>
    <meta:editing-duration>PT25M11S</meta:editing-duration>
    <meta:editing-cycles>15</meta:editing-cycles>
    <meta:generator>LibreOffice/6.2.5.2$MacOSX_X86_64 LibreOffice_project/1ec314fa52f458adc18c4f025c545a4e8b22c159</meta:generator>
    <meta:document-statistic meta:object-count="9"/>
  </office:meta>
</office:document-meta>
</file>